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E1000001F513C4113F6F9D3448.png" manifest:media-type="image/png"/>
  <manifest:file-entry manifest:full-path="Pictures/10000201000000ED000000C249658680CA44072B.png" manifest:media-type="image/png"/>
  <manifest:file-entry manifest:full-path="Pictures/10000200000000D50000025FC73AB767CC980CC8.png" manifest:media-type="image/png"/>
  <manifest:file-entry manifest:full-path="Pictures/1000020100000105000000BEC8B46717BF3B6E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nvironment</text:p>
          </draw:text-box>
        </draw:frame>
        <draw:frame draw:style-name="gr1" draw:text-style-name="P1" draw:layer="layout" svg:width="2.688cm" svg:height="2.2cm" svg:x="18.902cm" svg:y="7.62cm">
          <draw:image xlink:href="Pictures/10000201000000ED000000C249658680CA44072B.png" xlink:type="simple" xlink:show="embed" xlink:actuate="onLoad" draw:mime-type="image/png">
            <text:p/>
          </draw:image>
        </draw:frame>
        <draw:frame draw:style-name="gr1" draw:text-style-name="P1" draw:layer="layout" svg:width="2.63cm" svg:height="7.495cm" svg:x="6.335cm" svg:y="5.715cm">
          <draw:image xlink:href="Pictures/10000200000000D50000025FC73AB767CC980CC8.png" xlink:type="simple" xlink:show="embed" xlink:actuate="onLoad" draw:mime-type="image/png">
            <text:p/>
          </draw:image>
        </draw:frame>
        <draw:frame draw:style-name="gr1" draw:text-style-name="P1" draw:layer="layout" svg:width="2.8cm" svg:height="6.235cm" svg:x="10.387cm" svg:y="5.83cm">
          <draw:image xlink:href="Pictures/10000200000000E1000001F513C4113F6F9D3448.png" xlink:type="simple" xlink:show="embed" xlink:actuate="onLoad" draw:mime-type="image/png">
            <text:p/>
          </draw:image>
        </draw:frame>
        <draw:frame draw:style-name="gr1" draw:text-style-name="P1" draw:layer="layout" svg:width="2.906cm" svg:height="2.116cm" svg:x="14.457cm" svg:y="7.62cm">
          <draw:image xlink:href="Pictures/1000020100000105000000BEC8B46717BF3B6E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1T09:49:08.031000000</meta:creation-date>
    <dc:date>2022-07-01T09:52:51.183000000</dc:date>
    <meta:editing-duration>PT3M43S</meta:editing-duration>
    <meta:editing-cycles>1</meta:editing-cycles>
    <meta:document-statistic meta:object-count="28"/>
    <meta:generator>LibreOffice/7.1.1.2$Windows_X86_64 LibreOffice_project/fe0b08f4af1bacafe4c7ecc87ce55bb426164676</meta:generator>
  </office:meta>
</office:document-meta>
</file>